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fo:font-size="10pt" officeooo:rsid="0003e2c6" officeooo:paragraph-rsid="00160320" style:font-size-asian="10pt" style:font-size-complex="10pt"/>
    </style:style>
    <style:style style:name="P2" style:family="paragraph" style:parent-style-name="Header">
      <style:paragraph-properties fo:text-align="justify" style:justify-single-word="false"/>
      <style:text-properties fo:font-size="16pt" officeooo:rsid="00160320" officeooo:paragraph-rsid="00160320" style:font-size-asian="16pt" style:font-size-complex="16pt"/>
    </style:style>
    <style:style style:name="P3" style:family="paragraph" style:parent-style-name="Header">
      <style:paragraph-properties fo:text-align="justify" style:justify-single-word="false"/>
      <style:text-properties fo:font-size="12pt" officeooo:rsid="00160320" officeooo:paragraph-rsid="00160320" style:font-size-asian="10.5pt" style:font-size-complex="12pt"/>
    </style:style>
    <style:style style:name="P4" style:family="paragraph" style:parent-style-name="Header">
      <style:paragraph-properties fo:text-align="justify" style:justify-single-word="false"/>
      <style:text-properties fo:font-size="12pt" officeooo:rsid="00160320" officeooo:paragraph-rsid="0017a9b1" style:font-size-asian="10.5pt" style:font-size-complex="12pt"/>
    </style:style>
    <style:style style:name="P5" style:family="paragraph" style:parent-style-name="Header">
      <style:paragraph-properties fo:text-align="justify" style:justify-single-word="false"/>
      <style:text-properties fo:font-size="12pt" officeooo:rsid="00160320" officeooo:paragraph-rsid="001ae83b" style:font-size-asian="10.5pt" style:font-size-complex="12pt"/>
    </style:style>
    <style:style style:name="P6" style:family="paragraph" style:parent-style-name="Header">
      <style:paragraph-properties fo:text-align="justify" style:justify-single-word="false"/>
      <style:text-properties fo:font-size="12pt" officeooo:rsid="00160320" officeooo:paragraph-rsid="002b8b50" style:font-size-asian="10.5pt" style:font-size-complex="12pt"/>
    </style:style>
    <style:style style:name="P7" style:family="paragraph" style:parent-style-name="Header">
      <style:paragraph-properties fo:text-align="justify" style:justify-single-word="false"/>
      <style:text-properties fo:font-size="12pt" officeooo:rsid="001cd682" officeooo:paragraph-rsid="001cd682" style:font-size-asian="10.5pt" style:font-size-complex="12pt"/>
    </style:style>
    <style:style style:name="P8" style:family="paragraph" style:parent-style-name="Header">
      <style:paragraph-properties fo:text-align="justify" style:justify-single-word="false"/>
      <style:text-properties fo:font-size="12pt" officeooo:rsid="001e4184" officeooo:paragraph-rsid="001e4184" style:font-size-asian="10.5pt" style:font-size-complex="12pt"/>
    </style:style>
    <style:style style:name="P9" style:family="paragraph" style:parent-style-name="Header">
      <style:paragraph-properties fo:text-align="justify" style:justify-single-word="false"/>
      <style:text-properties fo:font-size="12pt" officeooo:rsid="001e4184" officeooo:paragraph-rsid="00307eb1" style:font-size-asian="10.5pt" style:font-size-complex="12pt"/>
    </style:style>
    <style:style style:name="P10" style:family="paragraph" style:parent-style-name="Header">
      <style:paragraph-properties fo:text-align="justify" style:justify-single-word="false"/>
      <style:text-properties fo:font-size="12pt" officeooo:rsid="00279ee0" officeooo:paragraph-rsid="001cd682" style:font-size-asian="10.5pt" style:font-size-complex="12pt"/>
    </style:style>
    <style:style style:name="P11" style:family="paragraph" style:parent-style-name="Header">
      <style:paragraph-properties fo:text-align="justify" style:justify-single-word="false"/>
      <style:text-properties fo:font-size="12pt" fo:font-weight="bold" officeooo:rsid="001cd682" officeooo:paragraph-rsid="001cd682" style:font-size-asian="10.5pt" style:font-weight-asian="bold" style:font-size-complex="12pt" style:font-weight-complex="bold"/>
    </style:style>
    <style:style style:name="P12" style:family="paragraph" style:parent-style-name="Header">
      <style:paragraph-properties fo:text-align="justify" style:justify-single-word="false"/>
      <style:text-properties fo:font-size="12pt" fo:font-weight="bold" officeooo:rsid="00277398" officeooo:paragraph-rsid="004c1c1a" style:font-size-asian="10.5pt" style:font-weight-asian="bold" style:font-size-complex="12pt" style:font-weight-complex="bold"/>
    </style:style>
    <style:style style:name="P13" style:family="paragraph" style:parent-style-name="Header">
      <style:paragraph-properties fo:text-align="justify" style:justify-single-word="false"/>
      <style:text-properties fo:font-size="12pt" fo:font-weight="normal" officeooo:rsid="00277398" officeooo:paragraph-rsid="00277398" style:font-size-asian="10.5pt" style:font-weight-asian="normal" style:font-size-complex="12pt" style:font-weight-complex="normal"/>
    </style:style>
    <style:style style:name="P14" style:family="paragraph" style:parent-style-name="Header">
      <style:paragraph-properties fo:text-align="justify" style:justify-single-word="false"/>
      <style:text-properties fo:font-size="12pt" fo:font-weight="normal" officeooo:rsid="00296bde" officeooo:paragraph-rsid="0032accf" style:font-size-asian="10.5pt" style:font-weight-asian="normal" style:font-size-complex="12pt" style:font-weight-complex="normal"/>
    </style:style>
    <style:style style:name="P15" style:family="paragraph" style:parent-style-name="Header">
      <style:paragraph-properties fo:text-align="justify" style:justify-single-word="false"/>
      <style:text-properties fo:font-size="12pt" fo:font-weight="normal" officeooo:rsid="0037b482" officeooo:paragraph-rsid="0037b482" style:font-size-asian="10.5pt" style:font-weight-asian="normal" style:font-size-complex="12pt" style:font-weight-complex="normal"/>
    </style:style>
    <style:style style:name="P16" style:family="paragraph" style:parent-style-name="Header">
      <style:paragraph-properties fo:text-align="justify" style:justify-single-word="false"/>
      <style:text-properties fo:font-size="12pt" fo:font-weight="normal" officeooo:rsid="0037b482" officeooo:paragraph-rsid="003eb06a" style:font-size-asian="10.5pt" style:font-weight-asian="normal" style:font-size-complex="12pt" style:font-weight-complex="normal"/>
    </style:style>
    <style:style style:name="P17" style:family="paragraph" style:parent-style-name="Header">
      <style:paragraph-properties fo:text-align="justify" style:justify-single-word="false"/>
      <style:text-properties fo:font-size="12pt" fo:font-weight="normal" officeooo:rsid="0039cade" officeooo:paragraph-rsid="0039cade" style:font-size-asian="10.5pt" style:font-weight-asian="normal" style:font-size-complex="12pt" style:font-weight-complex="normal"/>
    </style:style>
    <style:style style:name="P18" style:family="paragraph" style:parent-style-name="Header">
      <style:paragraph-properties fo:text-align="justify" style:justify-single-word="false"/>
      <style:text-properties fo:font-size="12pt" fo:font-weight="normal" officeooo:rsid="003a31b1" officeooo:paragraph-rsid="003a31b1" style:font-size-asian="10.5pt" style:font-weight-asian="normal" style:font-size-complex="12pt" style:font-weight-complex="normal"/>
    </style:style>
    <style:style style:name="P19" style:family="paragraph" style:parent-style-name="Header">
      <style:paragraph-properties fo:text-align="justify" style:justify-single-word="false"/>
      <style:text-properties fo:font-size="12pt" fo:font-weight="normal" officeooo:rsid="00324355" officeooo:paragraph-rsid="0032accf" style:font-size-asian="10.5pt" style:font-weight-asian="normal" style:font-size-complex="12pt" style:font-weight-complex="normal"/>
    </style:style>
    <style:style style:name="P20" style:family="paragraph" style:parent-style-name="Header">
      <style:paragraph-properties fo:text-align="justify" style:justify-single-word="false"/>
      <style:text-properties fo:font-size="12pt" fo:font-weight="normal" officeooo:rsid="0048f52e" officeooo:paragraph-rsid="004c1c1a" style:font-size-asian="10.5pt" style:font-weight-asian="normal" style:font-size-complex="12pt" style:font-weight-complex="normal"/>
    </style:style>
    <style:style style:name="P21" style:family="paragraph" style:parent-style-name="Footer">
      <style:text-properties fo:font-size="10pt" officeooo:rsid="0007d015" officeooo:paragraph-rsid="002bdf00" style:font-size-asian="10pt" style:font-size-complex="10pt"/>
    </style:style>
    <style:style style:name="P22" style:family="paragraph" style:parent-style-name="Standard">
      <style:paragraph-properties fo:text-align="justify" style:justify-single-word="false"/>
      <style:text-properties fo:font-size="12pt" fo:font-style="italic" fo:font-weight="bold" officeooo:paragraph-rsid="0031b81a" style:font-size-asian="12pt" style:font-style-asian="italic" style:font-weight-asian="bold" style:font-size-complex="12pt" style:font-style-complex="italic" style:font-weight-complex="bold"/>
    </style:style>
    <style:style style:name="P23" style:family="paragraph" style:parent-style-name="Standard">
      <style:text-properties fo:font-size="12pt" fo:font-weight="normal" officeooo:paragraph-rsid="0031b81a" style:font-size-asian="12pt" style:font-weight-asian="normal" style:font-size-complex="12pt" style:font-weight-complex="normal"/>
    </style:style>
    <style:style style:name="P24" style:family="paragraph" style:parent-style-name="Standard">
      <style:text-properties fo:font-size="12pt" officeooo:paragraph-rsid="0031b81a" style:font-size-asian="12pt" style:font-size-complex="12pt"/>
    </style:style>
    <style:style style:name="P25" style:family="paragraph" style:parent-style-name="Standard">
      <style:paragraph-properties fo:text-align="end" style:justify-single-word="false"/>
      <style:text-properties fo:font-size="12pt" officeooo:rsid="001e4184" officeooo:paragraph-rsid="0031b81a" style:font-size-asian="12pt" style:font-size-complex="12pt"/>
    </style:style>
    <style:style style:name="P26" style:family="paragraph" style:parent-style-name="Standard">
      <style:text-properties fo:font-weight="bold" officeooo:paragraph-rsid="0031b81a" style:font-weight-asian="bold" style:font-weight-complex="bold"/>
    </style:style>
    <style:style style:name="P27" style:family="paragraph" style:parent-style-name="Standard">
      <style:paragraph-properties fo:text-align="justify" style:justify-single-word="false"/>
      <style:text-properties fo:font-size="8pt" fo:font-style="italic" fo:font-weight="bold" officeooo:paragraph-rsid="0031b81a" style:font-size-asian="7pt" style:font-style-asian="italic" style:font-weight-asian="bold" style:font-size-complex="8pt" style:font-style-complex="italic" style:font-weight-complex="bold"/>
    </style:style>
    <style:style style:name="P28" style:family="paragraph" style:parent-style-name="Standard">
      <style:paragraph-properties fo:text-align="justify" style:justify-single-word="false"/>
      <style:text-properties fo:font-size="8pt" fo:font-style="normal" fo:font-weight="normal" officeooo:paragraph-rsid="0031b81a" style:font-size-asian="7pt" style:font-style-asian="normal" style:font-weight-asian="normal" style:font-size-complex="8pt"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paragraph-rsid="0031b81a"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paragraph-rsid="0055bffb"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31b81a" officeooo:paragraph-rsid="0031b81a"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ize="6pt" fo:font-style="normal" fo:font-weight="normal" officeooo:paragraph-rsid="0031b81a" style:font-size-asian="6pt" style:font-style-asian="normal" style:font-weight-asian="normal" style:font-size-complex="6pt" style:font-style-complex="normal" style:font-weight-complex="normal"/>
    </style:style>
    <style:style style:name="P33" style:family="paragraph" style:parent-style-name="Standard">
      <style:paragraph-properties fo:text-align="justify" style:justify-single-word="false"/>
      <style:text-properties fo:font-style="italic" fo:font-weight="bold" officeooo:paragraph-rsid="0031b81a"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fo:font-style="italic" fo:font-weight="normal" officeooo:paragraph-rsid="0031b81a" style:font-style-asian="italic" style:font-weight-asian="normal" style:font-style-complex="italic" style:font-weight-complex="normal"/>
    </style:style>
    <style:style style:name="P35" style:family="paragraph" style:parent-style-name="Standard">
      <style:paragraph-properties fo:text-align="justify" style:justify-single-word="false"/>
      <style:text-properties fo:font-weight="normal" officeooo:paragraph-rsid="0031b81a" style:font-weight-asian="normal" style:font-weight-complex="normal"/>
    </style:style>
    <style:style style:name="P36" style:family="paragraph" style:parent-style-name="Standard" style:list-style-name="L6">
      <style:text-properties fo:font-size="12pt" fo:font-style="normal" fo:font-weight="bold" officeooo:rsid="0031b81a" officeooo:paragraph-rsid="0031b81a" style:font-size-asian="12pt" style:font-style-asian="normal" style:font-weight-asian="bold" style:font-size-complex="12pt" style:font-style-complex="normal" style:font-weight-complex="bold"/>
    </style:style>
    <style:style style:name="P37" style:family="paragraph" style:parent-style-name="Standard" style:list-style-name="L6">
      <style:text-properties fo:font-size="12pt" fo:font-style="normal" fo:font-weight="bold" officeooo:rsid="0031b81a" officeooo:paragraph-rsid="00751dd2" style:font-size-asian="12pt" style:font-style-asian="normal" style:font-weight-asian="bold" style:font-size-complex="12pt" style:font-style-complex="normal" style:font-weight-complex="bold"/>
    </style:style>
    <style:style style:name="P38" style:family="paragraph" style:parent-style-name="Standard" style:list-style-name="L6">
      <style:text-properties fo:font-size="12pt" fo:font-weight="normal" officeooo:paragraph-rsid="0031b81a" style:font-size-asian="12pt" style:font-weight-asian="normal" style:font-size-complex="12pt" style:font-weight-complex="normal"/>
    </style:style>
    <style:style style:name="P39" style:family="paragraph" style:parent-style-name="Standard">
      <style:text-properties fo:font-size="12pt" fo:font-weight="normal" officeooo:paragraph-rsid="0031b81a" style:font-size-asian="12pt" style:font-weight-asian="normal" style:font-size-complex="12pt" style:font-weight-complex="normal"/>
    </style:style>
    <style:style style:name="P40" style:family="paragraph" style:parent-style-name="Standard" style:list-style-name="L7">
      <style:paragraph-properties fo:text-align="justify" style:justify-single-word="false"/>
      <style:text-properties fo:font-style="normal" fo:font-weight="normal" officeooo:paragraph-rsid="0055bffb" style:font-style-asian="normal" style:font-weight-asian="normal" style:font-style-complex="normal" style:font-weight-complex="normal"/>
    </style:style>
    <style:style style:name="P41" style:family="paragraph" style:parent-style-name="Standard" style:list-style-name="L7">
      <style:paragraph-properties fo:text-align="justify" style:justify-single-word="false"/>
      <style:text-properties fo:font-style="normal" fo:font-weight="normal" officeooo:rsid="0055bffb" officeooo:paragraph-rsid="00736037"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weight="normal" officeooo:paragraph-rsid="005d5017" style:font-weight-asian="normal" style:font-weight-complex="normal"/>
    </style:style>
    <style:style style:name="P43" style:family="paragraph" style:parent-style-name="Standard">
      <style:text-properties fo:font-size="2pt" fo:font-weight="normal" officeooo:paragraph-rsid="0031b81a" style:font-size-asian="1.75pt" style:font-weight-asian="normal" style:font-size-complex="2pt" style:font-weight-complex="normal"/>
    </style:style>
    <style:style style:name="P44" style:family="paragraph" style:parent-style-name="Standard">
      <style:text-properties fo:font-size="10pt" fo:font-weight="bold" officeooo:paragraph-rsid="0031b81a" style:font-size-asian="8.75pt" style:font-weight-asian="bold" style:font-size-complex="10pt" style:font-weight-complex="bold"/>
    </style:style>
    <style:style style:name="P45" style:family="paragraph" style:parent-style-name="Standard" style:list-style-name="L6">
      <style:paragraph-properties fo:margin-left="0cm" fo:margin-right="0cm" fo:text-indent="0cm" style:auto-text-indent="false"/>
      <style:text-properties fo:font-size="12pt" fo:font-style="normal" fo:font-weight="bold" officeooo:rsid="0031b81a" officeooo:paragraph-rsid="0031b81a" style:font-size-asian="12pt" style:font-style-asian="normal" style:font-weight-asian="bold" style:font-size-complex="12pt" style:font-style-complex="normal" style:font-weight-complex="bold"/>
    </style:style>
    <style:style style:name="P46" style:family="paragraph" style:parent-style-name="Header">
      <style:paragraph-properties fo:text-align="justify" style:justify-single-word="false"/>
      <style:text-properties fo:font-size="10pt" officeooo:rsid="001cd682" officeooo:paragraph-rsid="001cd682" style:font-size-asian="8.75pt" style:font-size-complex="10pt"/>
    </style:style>
    <style:style style:name="P47" style:family="paragraph" style:parent-style-name="Header">
      <style:paragraph-properties fo:text-align="justify" style:justify-single-word="false"/>
      <style:text-properties fo:font-size="12pt" fo:font-style="normal" fo:font-weight="normal" officeooo:rsid="00421845" officeooo:paragraph-rsid="0048f52e" style:font-size-asian="10.5pt" style:font-style-asian="normal" style:font-weight-asian="normal" style:font-size-complex="12pt" style:font-style-complex="normal" style:font-weight-complex="normal"/>
    </style:style>
    <style:style style:name="P48" style:family="paragraph" style:parent-style-name="Header" style:list-style-name="L1">
      <style:paragraph-properties fo:text-align="justify" style:justify-single-word="false"/>
      <style:text-properties fo:font-size="12pt" fo:font-weight="normal" officeooo:rsid="00277398" officeooo:paragraph-rsid="003a31b1" style:font-size-asian="10.5pt" style:font-weight-asian="normal" style:font-size-complex="12pt" style:font-weight-complex="normal"/>
    </style:style>
    <style:style style:name="P49" style:family="paragraph" style:parent-style-name="Header" style:list-style-name="L1">
      <style:paragraph-properties fo:text-align="justify" style:justify-single-word="false"/>
      <style:text-properties fo:font-size="12pt" fo:font-weight="normal" officeooo:rsid="00277398" officeooo:paragraph-rsid="00277398" style:font-size-asian="10.5pt" style:font-weight-asian="normal" style:font-size-complex="12pt" style:font-weight-complex="normal"/>
    </style:style>
    <style:style style:name="P50" style:family="paragraph" style:parent-style-name="Header" style:list-style-name="L1">
      <style:paragraph-properties fo:text-align="justify" style:justify-single-word="false"/>
      <style:text-properties fo:font-size="12pt" fo:font-weight="normal" officeooo:rsid="00277398" officeooo:paragraph-rsid="00449e72" style:font-size-asian="10.5pt" style:font-weight-asian="normal" style:font-size-complex="12pt" style:font-weight-complex="normal"/>
    </style:style>
    <style:style style:name="P51" style:family="paragraph" style:parent-style-name="Header" style:list-style-name="L1">
      <style:paragraph-properties fo:text-align="justify" style:justify-single-word="false"/>
      <style:text-properties fo:font-size="12pt" fo:font-weight="normal" officeooo:rsid="00324355" officeooo:paragraph-rsid="0062b734" style:font-size-asian="10.5pt" style:font-weight-asian="normal" style:font-size-complex="12pt" style:font-weight-complex="normal"/>
    </style:style>
    <style:style style:name="P52" style:family="paragraph" style:parent-style-name="Header" style:list-style-name="L2">
      <style:paragraph-properties fo:text-align="justify" style:justify-single-word="false"/>
      <style:text-properties fo:font-size="12pt" fo:font-weight="normal" officeooo:rsid="00296bde" officeooo:paragraph-rsid="0032accf" style:font-size-asian="10.5pt" style:font-weight-asian="normal" style:font-size-complex="12pt" style:font-weight-complex="normal"/>
    </style:style>
    <style:style style:name="P53" style:family="paragraph" style:parent-style-name="Header" style:list-style-name="L2">
      <style:paragraph-properties fo:text-align="justify" style:justify-single-word="false"/>
      <style:text-properties fo:font-size="12pt" fo:font-weight="normal" officeooo:rsid="00296bde" officeooo:paragraph-rsid="0062b734" style:font-size-asian="10.5pt" style:font-weight-asian="normal" style:font-size-complex="12pt" style:font-weight-complex="normal"/>
    </style:style>
    <style:style style:name="P54" style:family="paragraph" style:parent-style-name="Header" style:list-style-name="L3">
      <style:paragraph-properties fo:text-align="justify" style:justify-single-word="false"/>
      <style:text-properties fo:font-size="12pt" fo:font-weight="normal" officeooo:rsid="00296bde" officeooo:paragraph-rsid="0063c52e" style:font-size-asian="10.5pt" style:font-weight-asian="normal" style:font-size-complex="12pt" style:font-weight-complex="normal"/>
    </style:style>
    <style:style style:name="P55" style:family="paragraph" style:parent-style-name="Header" style:list-style-name="L2">
      <style:paragraph-properties fo:text-align="justify" style:justify-single-word="false"/>
      <style:text-properties fo:font-size="12pt" fo:font-weight="normal" officeooo:rsid="004f66e6" officeooo:paragraph-rsid="004f66e6" style:font-size-asian="10.5pt" style:font-weight-asian="normal" style:font-size-complex="12pt" style:font-weight-complex="normal"/>
    </style:style>
    <style:style style:name="P56" style:family="paragraph" style:parent-style-name="Header" style:list-style-name="L2">
      <style:paragraph-properties fo:text-align="justify" style:justify-single-word="false"/>
      <style:text-properties fo:font-size="12pt" fo:font-weight="normal" officeooo:rsid="002b07bc" officeooo:paragraph-rsid="0062b734" style:font-size-asian="10.5pt" style:font-weight-asian="normal" style:font-size-complex="12pt" style:font-weight-complex="normal"/>
    </style:style>
    <style:style style:name="P57" style:family="paragraph" style:parent-style-name="Header" style:list-style-name="L2">
      <style:paragraph-properties fo:text-align="justify" style:justify-single-word="false"/>
      <style:text-properties fo:font-size="12pt" fo:font-weight="normal" officeooo:rsid="002904d1" officeooo:paragraph-rsid="004f66e6" style:font-size-asian="10.5pt" style:font-weight-asian="normal" style:font-size-complex="12pt" style:font-weight-complex="normal"/>
    </style:style>
    <style:style style:name="P58" style:family="paragraph" style:parent-style-name="Header">
      <style:paragraph-properties fo:text-align="justify" style:justify-single-word="false"/>
      <style:text-properties fo:font-size="12pt" fo:font-weight="normal" officeooo:rsid="003a31b1" officeooo:paragraph-rsid="0065e9ed" style:font-size-asian="10.5pt" style:font-weight-asian="normal" style:font-size-complex="12pt" style:font-weight-complex="normal"/>
    </style:style>
    <style:style style:name="P59" style:family="paragraph" style:parent-style-name="Header">
      <style:paragraph-properties fo:text-align="justify" style:justify-single-word="false"/>
      <style:text-properties fo:font-size="12pt" fo:font-weight="normal" officeooo:rsid="003a31b1" officeooo:paragraph-rsid="0048f52e" style:font-size-asian="10.5pt" style:font-weight-asian="normal" style:font-size-complex="12pt" style:font-weight-complex="normal"/>
    </style:style>
    <style:style style:name="P60" style:family="paragraph" style:parent-style-name="Header">
      <style:paragraph-properties fo:text-align="justify" style:justify-single-word="false"/>
      <style:text-properties fo:font-size="12pt" fo:font-weight="normal" officeooo:rsid="003a31b1" officeooo:paragraph-rsid="00684d6a" style:font-size-asian="10.5pt" style:font-weight-asian="normal" style:font-size-complex="12pt" style:font-weight-complex="normal"/>
    </style:style>
    <style:style style:name="P61" style:family="paragraph" style:parent-style-name="Header">
      <style:paragraph-properties fo:text-align="justify" style:justify-single-word="false"/>
      <style:text-properties fo:font-size="12pt" fo:font-weight="normal" officeooo:rsid="003a31b1" officeooo:paragraph-rsid="0075cafa" style:font-size-asian="10.5pt" style:font-weight-asian="normal" style:font-size-complex="12pt" style:font-weight-complex="normal"/>
    </style:style>
    <style:style style:name="P62" style:family="paragraph" style:parent-style-name="Header">
      <style:paragraph-properties fo:text-align="justify" style:justify-single-word="false"/>
      <style:text-properties fo:font-size="12pt" fo:font-weight="normal" officeooo:rsid="003a31b1" officeooo:paragraph-rsid="003a31b1" style:font-size-asian="10.5pt" style:font-weight-asian="normal" style:font-size-complex="12pt" style:font-weight-complex="normal"/>
    </style:style>
    <style:style style:name="P63" style:family="paragraph" style:parent-style-name="Header">
      <style:paragraph-properties fo:text-align="justify" style:justify-single-word="false"/>
      <style:text-properties fo:font-size="12pt" fo:font-weight="normal" officeooo:rsid="003a31b1" officeooo:paragraph-rsid="0080048f" style:font-size-asian="10.5pt" style:font-weight-asian="normal" style:font-size-complex="12pt" style:font-weight-complex="normal"/>
    </style:style>
    <style:style style:name="P64" style:family="paragraph" style:parent-style-name="Header" style:list-style-name="L3">
      <style:paragraph-properties fo:text-align="justify" style:justify-single-word="false"/>
      <style:text-properties fo:font-size="12pt" fo:font-style="italic" fo:font-weight="normal" officeooo:rsid="0048f52e" officeooo:paragraph-rsid="0063c52e" style:font-size-asian="10.5pt" style:font-style-asian="italic" style:font-weight-asian="normal" style:font-size-complex="12pt" style:font-style-complex="italic" style:font-weight-complex="normal"/>
    </style:style>
    <style:style style:name="P65" style:family="paragraph" style:parent-style-name="Header">
      <style:paragraph-properties fo:text-align="justify" style:justify-single-word="false"/>
      <style:text-properties fo:font-size="12pt" officeooo:rsid="00160320" officeooo:paragraph-rsid="00776800" style:font-size-asian="10.5pt" style:font-size-complex="12pt"/>
    </style:style>
    <style:style style:name="P66" style:family="paragraph" style:parent-style-name="Header">
      <style:paragraph-properties fo:text-align="justify" style:justify-single-word="false"/>
      <style:text-properties fo:font-size="12pt" officeooo:rsid="003a31b1" officeooo:paragraph-rsid="005874b2" style:font-size-asian="10.5pt" style:font-size-complex="12pt"/>
    </style:style>
    <style:style style:name="P67" style:family="paragraph" style:parent-style-name="Header">
      <style:paragraph-properties fo:text-align="justify" style:justify-single-word="false"/>
      <style:text-properties fo:font-size="12pt" officeooo:rsid="001cd682" officeooo:paragraph-rsid="001cd682" style:font-size-asian="10.5pt" style:font-size-complex="12pt"/>
    </style:style>
    <style:style style:name="P68" style:family="paragraph" style:parent-style-name="Header">
      <style:paragraph-properties fo:text-align="justify" style:justify-single-word="false"/>
      <style:text-properties fo:font-size="12pt" fo:font-weight="bold" officeooo:rsid="001e5736" officeooo:paragraph-rsid="001e5736" style:font-size-asian="10.5pt" style:font-weight-asian="bold" style:font-size-complex="12pt" style:font-weight-complex="bold"/>
    </style:style>
    <style:style style:name="P69" style:family="paragraph" style:parent-style-name="Header">
      <style:paragraph-properties fo:text-align="justify" style:justify-single-word="false"/>
      <style:text-properties fo:font-size="15pt" fo:font-weight="bold" officeooo:rsid="00160320" officeooo:paragraph-rsid="00160320" style:font-size-asian="15pt" style:font-weight-asian="bold" style:font-size-complex="15pt" style:font-weight-complex="bold"/>
    </style:style>
    <style:style style:name="P70" style:family="paragraph" style:parent-style-name="Header" style:list-style-name="L4">
      <style:paragraph-properties fo:margin-left="1.251cm" fo:margin-right="0cm" fo:text-align="start" style:justify-single-word="false" fo:text-indent="-0.635cm" style:auto-text-indent="false"/>
      <style:text-properties fo:font-size="12pt" fo:font-weight="normal" officeooo:rsid="004f66e6" officeooo:paragraph-rsid="004f66e6" style:font-size-asian="10.5pt" style:font-weight-asian="normal" style:font-size-complex="12pt" style:font-weight-complex="normal"/>
    </style:style>
    <style:style style:name="P71" style:family="paragraph" style:parent-style-name="Header" style:list-style-name="L5">
      <style:paragraph-properties fo:margin-left="2.501cm" fo:margin-right="0cm" fo:text-align="justify" style:justify-single-word="false" fo:text-indent="-0.635cm" style:auto-text-indent="false"/>
      <style:text-properties fo:font-size="12pt" officeooo:rsid="006bbd82" officeooo:paragraph-rsid="006bbd82" style:font-size-asian="10.5pt" style:font-size-complex="12pt"/>
    </style:style>
    <style:style style:name="P72" style:family="paragraph" style:parent-style-name="Header" style:list-style-name="L5">
      <style:paragraph-properties fo:margin-left="2.501cm" fo:margin-right="0cm" fo:text-align="justify" style:justify-single-word="false" fo:text-indent="-0.635cm" style:auto-text-indent="false"/>
      <style:text-properties fo:font-size="12pt" officeooo:rsid="006bbd82" officeooo:paragraph-rsid="006ced98" style:font-size-asian="10.5pt" style:font-size-complex="12pt"/>
    </style:style>
    <style:style style:name="P73" style:family="paragraph" style:parent-style-name="Header" style:list-style-name="L5">
      <style:paragraph-properties fo:margin-left="2.501cm" fo:margin-right="0cm" fo:text-align="justify" style:justify-single-word="false" fo:text-indent="-0.635cm" style:auto-text-indent="false"/>
      <style:text-properties fo:font-size="12pt" officeooo:rsid="00296bde" officeooo:paragraph-rsid="00296bde" style:font-size-asian="10.5pt" style:font-size-complex="12pt"/>
    </style:style>
    <style:style style:name="P74" style:family="paragraph" style:parent-style-name="Header" style:list-style-name="L5">
      <style:paragraph-properties fo:margin-left="2.501cm" fo:margin-right="0cm" fo:text-align="justify" style:justify-single-word="false" fo:text-indent="-0.635cm" style:auto-text-indent="false"/>
      <style:text-properties fo:font-size="12pt" officeooo:rsid="00296bde" officeooo:paragraph-rsid="0071c18f" style:font-size-asian="10.5pt" style:font-size-complex="12pt"/>
    </style:style>
    <style:style style:name="P75" style:family="paragraph" style:parent-style-name="Header" style:list-style-name="L5">
      <style:paragraph-properties fo:margin-left="2.501cm" fo:margin-right="0cm" fo:text-align="justify" style:justify-single-word="false" fo:text-indent="-0.635cm" style:auto-text-indent="false"/>
      <style:text-properties officeooo:paragraph-rsid="006bbd82"/>
    </style:style>
    <style:style style:name="P76" style:family="paragraph" style:parent-style-name="Header">
      <style:paragraph-properties fo:text-align="justify" style:justify-single-word="false" fo:break-before="page"/>
      <style:text-properties fo:font-size="12pt" fo:font-weight="bold" officeooo:rsid="001e5736" officeooo:paragraph-rsid="001e5736" style:font-size-asian="10.5pt" style:font-weight-asian="bold" style:font-size-complex="12pt" style:font-weight-complex="bold"/>
    </style:style>
    <style:style style:name="T1" style:family="text">
      <style:text-properties officeooo:rsid="0004b2c7"/>
    </style:style>
    <style:style style:name="T2" style:family="text">
      <style:text-properties officeooo:rsid="003721e0"/>
    </style:style>
    <style:style style:name="T3" style:family="text">
      <style:text-properties officeooo:rsid="00160320"/>
    </style:style>
    <style:style style:name="T4" style:family="text">
      <style:text-properties officeooo:rsid="000e7c2c"/>
    </style:style>
    <style:style style:name="T5" style:family="text">
      <style:text-properties officeooo:rsid="0017a9b1"/>
    </style:style>
    <style:style style:name="T6" style:family="text">
      <style:text-properties officeooo:rsid="00201841"/>
    </style:style>
    <style:style style:name="T7" style:family="text">
      <style:text-properties officeooo:rsid="0022bf62"/>
    </style:style>
    <style:style style:name="T8" style:family="text">
      <style:text-properties fo:font-weight="bold" style:font-weight-asian="bold" style:font-weight-complex="bold"/>
    </style:style>
    <style:style style:name="T9" style:family="text">
      <style:text-properties fo:font-weight="bold" officeooo:rsid="00201841" style:font-weight-asian="bold" style:font-weight-complex="bold"/>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fo:font-style="italic" officeooo:rsid="00020651" style:font-size-asian="12pt" style:font-style-asian="italic" style:font-size-complex="12pt" style:font-style-complex="italic"/>
    </style:style>
    <style:style style:name="T12" style:family="text">
      <style:text-properties fo:font-size="12pt" officeooo:rsid="006bbd82" style:font-size-asian="10.5pt" style:font-size-complex="12pt"/>
    </style:style>
    <style:style style:name="T13" style:family="text">
      <style:text-properties fo:font-size="12pt" officeooo:rsid="0048f52e" style:font-size-asian="10.5pt" style:font-size-complex="12pt"/>
    </style:style>
    <style:style style:name="T14" style:family="text">
      <style:text-properties fo:font-size="12pt" officeooo:rsid="00718ddc" style:font-size-asian="10.5pt" style:font-size-complex="12pt"/>
    </style:style>
    <style:style style:name="T15" style:family="text">
      <style:text-properties fo:font-size="12pt" officeooo:rsid="00736037" style:font-size-asian="10.5pt" style:font-size-complex="12pt"/>
    </style:style>
    <style:style style:name="T16" style:family="text">
      <style:text-properties fo:font-size="12pt" officeooo:rsid="0080048f" style:font-size-asian="10.5pt" style:font-size-complex="12pt"/>
    </style:style>
    <style:style style:name="T17" style:family="text">
      <style:text-properties fo:font-style="italic" style:font-style-asian="italic" style:font-style-complex="italic"/>
    </style:style>
    <style:style style:name="T18" style:family="text">
      <style:text-properties fo:font-style="italic" officeooo:rsid="0017a9b1" style:font-style-asian="italic" style:font-style-complex="italic"/>
    </style:style>
    <style:style style:name="T19" style:family="text">
      <style:text-properties fo:font-style="italic" officeooo:rsid="002e1557" style:font-style-asian="italic" style:font-style-complex="italic"/>
    </style:style>
    <style:style style:name="T20" style:family="text">
      <style:text-properties fo:font-style="italic" officeooo:rsid="003a31b1" style:font-style-asian="italic" style:font-style-complex="italic"/>
    </style:style>
    <style:style style:name="T21" style:family="text">
      <style:text-properties fo:font-style="italic" officeooo:rsid="002904d1" style:font-style-asian="italic" style:font-style-complex="italic"/>
    </style:style>
    <style:style style:name="T22" style:family="text">
      <style:text-properties fo:font-style="italic" officeooo:rsid="004753a1" style:font-style-asian="italic" style:font-style-complex="italic"/>
    </style:style>
    <style:style style:name="T23" style:family="text">
      <style:text-properties fo:font-style="italic" officeooo:rsid="004ad77f" style:font-style-asian="italic" style:font-style-complex="italic"/>
    </style:style>
    <style:style style:name="T24" style:family="text">
      <style:text-properties fo:font-style="italic" officeooo:rsid="0045152d" style:font-style-asian="italic" style:font-style-complex="italic"/>
    </style:style>
    <style:style style:name="T25" style:family="text">
      <style:text-properties fo:font-style="italic" officeooo:rsid="0048f52e" style:font-style-asian="italic" style:font-style-complex="italic"/>
    </style:style>
    <style:style style:name="T26" style:family="text">
      <style:text-properties fo:font-style="italic" officeooo:rsid="0062b734" style:font-style-asian="italic" style:font-style-complex="italic"/>
    </style:style>
    <style:style style:name="T27" style:family="text">
      <style:text-properties fo:font-style="italic" officeooo:rsid="0063c52e" style:font-style-asian="italic" style:font-style-complex="italic"/>
    </style:style>
    <style:style style:name="T28" style:family="text">
      <style:text-properties fo:font-style="italic" officeooo:rsid="00682214" style:font-style-asian="italic" style:font-style-complex="italic"/>
    </style:style>
    <style:style style:name="T29" style:family="text">
      <style:text-properties fo:font-style="italic" officeooo:rsid="006fd2bc" style:font-style-asian="italic" style:font-style-complex="italic"/>
    </style:style>
    <style:style style:name="T30" style:family="text">
      <style:text-properties fo:font-style="italic" officeooo:rsid="007affc5" style:font-style-asian="italic" style:font-style-complex="italic"/>
    </style:style>
    <style:style style:name="T31" style:family="text">
      <style:text-properties fo:font-style="italic" officeooo:rsid="007dcaa7" style:font-style-asian="italic" style:font-style-complex="italic"/>
    </style:style>
    <style:style style:name="T32" style:family="text">
      <style:text-properties fo:font-style="italic" officeooo:rsid="00876d73" style:font-style-asian="italic" style:font-style-complex="italic"/>
    </style:style>
    <style:style style:name="T33" style:family="text">
      <style:text-properties fo:font-style="italic" officeooo:rsid="0087a574"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00f2b6" style:font-style-asian="italic" style:font-weight-asian="bold" style:font-style-complex="italic" style:font-weight-complex="bold"/>
    </style:style>
    <style:style style:name="T36" style:family="text">
      <style:text-properties fo:font-style="italic" fo:font-weight="bold" officeooo:rsid="0031b81a" style:font-style-asian="italic" style:font-weight-asian="bold" style:font-style-complex="italic" style:font-weight-complex="bold"/>
    </style:style>
    <style:style style:name="T37" style:family="text">
      <style:text-properties fo:font-style="italic" fo:font-weight="bold" officeooo:rsid="00851f0b"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officeooo:rsid="002b8b50"/>
    </style:style>
    <style:style style:name="T40" style:family="text">
      <style:text-properties officeooo:rsid="002ce277"/>
    </style:style>
    <style:style style:name="T41" style:family="text">
      <style:text-properties officeooo:rsid="002f0059"/>
    </style:style>
    <style:style style:name="T42" style:family="text">
      <style:text-properties officeooo:rsid="0000f2b6"/>
    </style:style>
    <style:style style:name="T43" style:family="text">
      <style:text-properties style:text-position="super 58%" fo:font-style="italic" fo:font-weight="bold" style:font-style-asian="italic" style:font-weight-asian="bold" style:font-style-complex="italic" style:font-weight-complex="bold"/>
    </style:style>
    <style:style style:name="T44" style:family="text">
      <style:text-properties style:text-position="super 58%" fo:font-style="italic" fo:font-weight="bold" officeooo:rsid="00851f0b" style:font-style-asian="italic" style:font-weight-asian="bold" style:font-style-complex="italic" style:font-weight-complex="bold"/>
    </style:style>
    <style:style style:name="T45" style:family="text">
      <style:text-properties fo:font-weight="normal" style:font-weight-asian="normal" style:font-weight-complex="normal"/>
    </style:style>
    <style:style style:name="T46" style:family="text">
      <style:text-properties fo:font-weight="normal" officeooo:rsid="005509a7" style:font-weight-asian="normal" style:font-weight-complex="normal"/>
    </style:style>
    <style:style style:name="T47" style:family="text">
      <style:text-properties fo:font-weight="normal" officeooo:rsid="0055ed55" style:font-weight-asian="normal" style:font-weight-complex="normal"/>
    </style:style>
    <style:style style:name="T48" style:family="text">
      <style:text-properties fo:font-weight="normal" officeooo:rsid="003bc92b" style:font-weight-asian="normal" style:font-weight-complex="normal"/>
    </style:style>
    <style:style style:name="T49" style:family="text">
      <style:text-properties fo:font-weight="normal" officeooo:rsid="005874b2" style:font-weight-asian="normal" style:font-weight-complex="normal"/>
    </style:style>
    <style:style style:name="T50" style:family="text">
      <style:text-properties fo:font-weight="normal" officeooo:rsid="00751dd2" style:font-weight-asian="normal" style:font-weight-complex="normal"/>
    </style:style>
    <style:style style:name="T51" style:family="text">
      <style:text-properties fo:font-weight="normal" officeooo:rsid="00822a36" style:font-weight-asian="normal" style:font-weight-complex="normal"/>
    </style:style>
    <style:style style:name="T52" style:family="text">
      <style:text-properties fo:font-weight="normal" officeooo:rsid="00837685" style:font-weight-asian="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31b81a" style:font-style-asian="normal" style:font-weight-asian="bold" style:font-style-complex="normal" style:font-weight-complex="bold"/>
    </style:style>
    <style:style style:name="T55" style:family="text">
      <style:text-properties fo:font-style="normal" style:font-style-asian="normal" style:font-style-complex="normal"/>
    </style:style>
    <style:style style:name="T56" style:family="text">
      <style:text-properties fo:font-style="normal" officeooo:rsid="00020651" style:font-style-asian="normal" style:font-style-complex="normal"/>
    </style:style>
    <style:style style:name="T57" style:family="text">
      <style:text-properties fo:font-style="normal" officeooo:rsid="0031b81a" style:font-style-asian="normal" style:font-style-complex="normal"/>
    </style:style>
    <style:style style:name="T58" style:family="text">
      <style:text-properties fo:font-style="normal" officeooo:rsid="00394a51" style:font-style-asian="normal" style:font-style-complex="normal"/>
    </style:style>
    <style:style style:name="T59" style:family="text">
      <style:text-properties fo:font-style="normal" officeooo:rsid="003d9b39" style:font-style-asian="normal" style:font-style-complex="normal"/>
    </style:style>
    <style:style style:name="T60" style:family="text">
      <style:text-properties fo:font-style="normal" officeooo:rsid="004050d7" style:font-style-asian="normal" style:font-style-complex="normal"/>
    </style:style>
    <style:style style:name="T61" style:family="text">
      <style:text-properties fo:font-style="normal" officeooo:rsid="00421845" style:font-style-asian="normal" style:font-style-complex="normal"/>
    </style:style>
    <style:style style:name="T62" style:family="text">
      <style:text-properties fo:font-style="normal" officeooo:rsid="0046c77f" style:font-style-asian="normal" style:font-style-complex="normal"/>
    </style:style>
    <style:style style:name="T63" style:family="text">
      <style:text-properties fo:font-style="normal" officeooo:rsid="004897fa" style:font-style-asian="normal" style:font-style-complex="normal"/>
    </style:style>
    <style:style style:name="T64" style:family="text">
      <style:text-properties fo:font-style="normal" officeooo:rsid="0048f52e" style:font-style-asian="normal" style:font-style-complex="normal"/>
    </style:style>
    <style:style style:name="T65" style:family="text">
      <style:text-properties fo:font-style="normal" officeooo:rsid="004ad77f" style:font-style-asian="normal" style:font-style-complex="normal"/>
    </style:style>
    <style:style style:name="T66" style:family="text">
      <style:text-properties fo:font-style="normal" officeooo:rsid="004cc459" style:font-style-asian="normal" style:font-style-complex="normal"/>
    </style:style>
    <style:style style:name="T67" style:family="text">
      <style:text-properties fo:font-style="normal" officeooo:rsid="005874b2" style:font-style-asian="normal" style:font-style-complex="normal"/>
    </style:style>
    <style:style style:name="T68" style:family="text">
      <style:text-properties fo:font-style="normal" officeooo:rsid="005d5017" style:font-style-asian="normal" style:font-style-complex="normal"/>
    </style:style>
    <style:style style:name="T69" style:family="text">
      <style:text-properties fo:font-style="normal" officeooo:rsid="005fce59" style:font-style-asian="normal" style:font-style-complex="normal"/>
    </style:style>
    <style:style style:name="T70" style:family="text">
      <style:text-properties fo:font-style="normal" officeooo:rsid="0060ccba" style:font-style-asian="normal" style:font-style-complex="normal"/>
    </style:style>
    <style:style style:name="T71" style:family="text">
      <style:text-properties fo:font-style="normal" officeooo:rsid="0063c52e" style:font-style-asian="normal" style:font-style-complex="normal"/>
    </style:style>
    <style:style style:name="T72" style:family="text">
      <style:text-properties fo:font-style="normal" officeooo:rsid="0065e9ed" style:font-style-asian="normal" style:font-style-complex="normal"/>
    </style:style>
    <style:style style:name="T73" style:family="text">
      <style:text-properties fo:font-style="normal" officeooo:rsid="00682214" style:font-style-asian="normal" style:font-style-complex="normal"/>
    </style:style>
    <style:style style:name="T74" style:family="text">
      <style:text-properties fo:font-style="normal" officeooo:rsid="00684d6a" style:font-style-asian="normal" style:font-style-complex="normal"/>
    </style:style>
    <style:style style:name="T75" style:family="text">
      <style:text-properties fo:font-style="normal" officeooo:rsid="006aa728" style:font-style-asian="normal" style:font-style-complex="normal"/>
    </style:style>
    <style:style style:name="T76" style:family="text">
      <style:text-properties fo:font-style="normal" officeooo:rsid="006bbd82" style:font-style-asian="normal" style:font-style-complex="normal"/>
    </style:style>
    <style:style style:name="T77" style:family="text">
      <style:text-properties fo:font-style="normal" officeooo:rsid="006ced98" style:font-style-asian="normal" style:font-style-complex="normal"/>
    </style:style>
    <style:style style:name="T78" style:family="text">
      <style:text-properties fo:font-style="normal" officeooo:rsid="006fd2bc" style:font-style-asian="normal" style:font-style-complex="normal"/>
    </style:style>
    <style:style style:name="T79" style:family="text">
      <style:text-properties fo:font-style="normal" officeooo:rsid="00718ddc" style:font-style-asian="normal" style:font-style-complex="normal"/>
    </style:style>
    <style:style style:name="T80" style:family="text">
      <style:text-properties fo:font-style="normal" officeooo:rsid="00748ea3" style:font-style-asian="normal" style:font-style-complex="normal"/>
    </style:style>
    <style:style style:name="T81" style:family="text">
      <style:text-properties fo:font-style="normal" officeooo:rsid="0075cafa" style:font-style-asian="normal" style:font-style-complex="normal"/>
    </style:style>
    <style:style style:name="T82" style:family="text">
      <style:text-properties fo:font-style="normal" officeooo:rsid="00779fd4" style:font-style-asian="normal" style:font-style-complex="normal"/>
    </style:style>
    <style:style style:name="T83" style:family="text">
      <style:text-properties fo:font-style="normal" officeooo:rsid="00794461" style:font-style-asian="normal" style:font-style-complex="normal"/>
    </style:style>
    <style:style style:name="T84" style:family="text">
      <style:text-properties fo:font-style="normal" officeooo:rsid="007affc5" style:font-style-asian="normal" style:font-style-complex="normal"/>
    </style:style>
    <style:style style:name="T85" style:family="text">
      <style:text-properties fo:font-style="normal" officeooo:rsid="007fe296" style:font-style-asian="normal" style:font-style-complex="normal"/>
    </style:style>
    <style:style style:name="T86" style:family="text">
      <style:text-properties fo:font-style="normal" officeooo:rsid="0080048f" style:font-style-asian="normal" style:font-style-complex="normal"/>
    </style:style>
    <style:style style:name="T87" style:family="text">
      <style:text-properties fo:font-style="normal" officeooo:rsid="0084ad3a" style:font-style-asian="normal" style:font-style-complex="normal"/>
    </style:style>
    <style:style style:name="T88" style:family="text">
      <style:text-properties fo:font-style="normal" officeooo:rsid="0087e6df" style:font-style-asian="normal" style:font-style-complex="normal"/>
    </style:style>
    <style:style style:name="T89" style:family="text">
      <style:text-properties fo:font-style="normal" style:text-underline-style="none" officeooo:rsid="0063c52e" style:font-style-asian="normal" style:font-style-complex="normal"/>
    </style:style>
    <style:style style:name="T90" style:family="text">
      <style:text-properties fo:font-style="normal" style:text-underline-style="none" officeooo:rsid="007e2657"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46c77f" style:font-style-asian="normal" style:font-weight-asian="normal" style:font-style-complex="normal" style:font-weight-complex="normal"/>
    </style:style>
    <style:style style:name="T93" style:family="text">
      <style:text-properties officeooo:rsid="0031b81a"/>
    </style:style>
    <style:style style:name="T94" style:family="text">
      <style:text-properties officeooo:rsid="003a31b1"/>
    </style:style>
    <style:style style:name="T95" style:family="text">
      <style:text-properties officeooo:rsid="003bc92b"/>
    </style:style>
    <style:style style:name="T96" style:family="text">
      <style:text-properties officeooo:rsid="00449e72"/>
    </style:style>
    <style:style style:name="T97" style:family="text">
      <style:text-properties officeooo:rsid="0045152d"/>
    </style:style>
    <style:style style:name="T98" style:family="text">
      <style:text-properties officeooo:rsid="0048f52e"/>
    </style:style>
    <style:style style:name="T99" style:family="text">
      <style:text-properties officeooo:rsid="004df490"/>
    </style:style>
    <style:style style:name="T100" style:family="text">
      <style:text-properties officeooo:rsid="004f66e6"/>
    </style:style>
    <style:style style:name="T101" style:family="text">
      <style:text-properties officeooo:rsid="0055ed55"/>
    </style:style>
    <style:style style:name="T102" style:family="text">
      <style:text-properties officeooo:rsid="00574a9f"/>
    </style:style>
    <style:style style:name="T103" style:family="text">
      <style:text-properties officeooo:rsid="005874b2"/>
    </style:style>
    <style:style style:name="T104" style:family="text">
      <style:text-properties officeooo:rsid="005ea4b0"/>
    </style:style>
    <style:style style:name="T105" style:family="text">
      <style:text-properties officeooo:rsid="0060ccba"/>
    </style:style>
    <style:style style:name="T106" style:family="text">
      <style:text-properties officeooo:rsid="0063c52e"/>
    </style:style>
    <style:style style:name="T107" style:family="text">
      <style:text-properties officeooo:rsid="006ced98"/>
    </style:style>
    <style:style style:name="T108" style:family="text">
      <style:text-properties officeooo:rsid="006fd2bc"/>
    </style:style>
    <style:style style:name="T109" style:family="text">
      <style:text-properties officeooo:rsid="00736037"/>
    </style:style>
    <style:style style:name="T110" style:family="text">
      <style:text-properties officeooo:rsid="007ba6a5"/>
    </style:style>
    <style:style style:name="T111" style:family="text">
      <style:text-properties officeooo:rsid="007e2657"/>
    </style:style>
    <style:style style:name="T112" style:family="text">
      <style:text-properties officeooo:rsid="0088437d"/>
    </style:style>
    <text:list-style style:name="L1">
      <text:list-level-style-number text:level="1" text:style-name="Numbering_20_Symbols"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C"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Quidditch <text:span text:style-name="T7">in Prolog</text:span> <text:span text:style-name="T17">- Reasoning and Logic for Rule Based </text:span><text:span text:style-name="T19">Computer </text:span><text:span text:style-name="T17">Games</text:span></text:p>
      <text:p text:style-name="P2"/>
      <text:p text:style-name="P65">Quidditch is a fictional game played between two teams in the Harry Potter series of novels by J.K. Rowling (those unfamiliar <text:span text:style-name="T41">wth the concept </text:span>can familiarize themselves with the concept<text:span text:style-name="T41"> </text:span>here <text:a xlink:type="simple" xlink:href="http://en.wikipedia.org/wiki/Quidditch"><text:span text:style-name="T104">http://en.wikipedia.org/wiki/Quidditch</text:span></text:a><text:span text:style-name="T104"> and </text:span><text:a xlink:type="simple" xlink:href="http://harrypotter.wikia.com/wiki/Quidditch"><text:span text:style-name="T104">http://harrypotter.wikia.com/wiki/Quidditch</text:span></text:a>).</text:p>
      <text:p text:style-name="P3"/>
      <text:p text:style-name="P5">A software company is developing a Quidditch <text:span text:style-name="T39">ga</text:span>me for which the reasoning and logic software component will be implemented in Prolog. This component will monitor the application of <text:span text:style-name="T6">the </text:span>vari<text:span text:style-name="T6">ous</text:span> rules during game-play to ensure compliance. <text:span text:style-name="T40">It will then inform the main software engine of the game (that does graphical display etc.) when the conditions of certain logic <text:s/>conditions have been met and hence that the rule outcome needs to be applied within the game (e.g. foul, goal etc.). Prolog is uniquely suited for such logic and reasoning tasks. Other aspects of game-play such as the generation of player actions and the graphical user interface will be handled by other software components (not implemented here).</text:span></text:p>
      <text:p text:style-name="P4"/>
      <text:p text:style-name="P6"><text:span text:style-name="T5">As a software engineer you are tasked with developing Prolog predicates that will implement the set of knowledge, rules and game logic outlined above. </text:span><text:span text:style-name="T18">In the absence of a definitive and open-access source of Quidditch rules, the company will make use of those stated as quoted below from the above URLs</text:span><text:span text:style-name="T5">. This assignment will guide you through the various stages of this task.</text:span></text:p>
      <text:p text:style-name="P4"/>
      <text:p text:style-name="P11">Part A - <text:span text:style-name="T6">Knowledge Representation</text:span></text:p>
      <text:p text:style-name="P11"/>
      <text:p text:style-name="P16">A basic knowledge representation is provided for the game in file<text:span text:style-name="T17"> base.pl. </text:span><text:span text:style-name="T59">You will need to load </text:span><text:span text:style-name="T17">base.pl </text:span><text:span text:style-name="T59">in order to use this knowledge base. </text:span><text:span text:style-name="T55">This defines the dimensions of the pitch (pitch/4), the positions of the goals (goal/4), the ball (ball/1) and the teams (team/2) as prolog predicates. </text:span><text:span text:style-name="T58">Furthermore it defines the notion of a location on or off the pitch (location/3) that a given game entity (ball or player) may be at (</text:span><text:span text:style-name="T63">valid</text:span><text:span text:style-name="T58">_position/4). </text:span></text:p>
      <text:p text:style-name="P15"/>
      <text:p text:style-name="P17">Quidditch is played on a pitch defined in 3D space <text:span text:style-name="T105">that for the purposes of the game we will assume is rectangular. G</text:span>ame entities <text:span text:style-name="T58">(ball</text:span><text:span text:style-name="T55">s</text:span><text:span text:style-name="T58"> or player</text:span><text:span text:style-name="T55">s</text:span><text:span text:style-name="T58">) </text:span><text:span text:style-name="T55">may be present at any valid location (location/3) on or off the pitch during game-play at a 3D integer location, (X,Y, Z). Two entities are defined as interacting if they are at the same location (e.g. two players with same location collide, a player and a ball at the same location results in the player catching the ball (for the purposes of the game). </text:span><text:span text:style-name="T60">Change in player and ball positions and the interpolation of “flight paths” as they move around the </text:span><text:span text:style-name="T61">pitch will be computed as a series of the </text:span><text:span text:style-name="T82">player and ball </text:span><text:span text:style-name="T61">locations by the main game engine itself – </text:span><text:span text:style-name="T70">ignore</text:span><text:span text:style-name="T69"> this part of the problem </text:span><text:span text:style-name="T83">here</text:span><text:span text:style-name="T61">.</text:span></text:p>
      <text:p text:style-name="P47"/>
      <text:p text:style-name="P20"><text:span text:style-name="T55">At any given point in time, player positions are defined by knowledge base predicate</text:span><text:span text:style-name="T66">s</text:span><text:span text:style-name="T55"> player/4 and similarly ball positions via ball/4 – </text:span><text:span text:style-name="T66">an example is </text:span><text:span text:style-name="T65">provided in</text:span><text:span text:style-name="T23">.</text:span><text:span text:style-name="T30">base.</text:span><text:span text:style-name="T23">pl </text:span><text:span text:style-name="T67">(this is essentially the game state against which your predicates are evaluated)</text:span><text:span text:style-name="T23">.</text:span><text:span text:style-name="T55"> </text:span><text:span text:style-name="T79">Similarly the current score for a given team is provided by score/2. </text:span><text:span text:style-name="T55">These predicates </text:span><text:span text:style-name="T76">can be</text:span><text:span text:style-name="T55"> dynamically updated during game play using the assert/1 and delete/1 Prolog predicates (see lecture </text:span><text:span text:style-name="T76">9 – </text:span><text:span text:style-name="T84">however, </text:span><text:span text:style-name="T78">we will not be using this functionality here</text:span><text:span text:style-name="T55">). </text:span></text:p>
      <text:p text:style-name="P12"/>
      <text:p text:style-name="P18">Based on the provided knowledge base in <text:span text:style-name="T17">base.pl, </text:span><text:span text:style-name="T55">define the following predicates in a file named PartA.pl.</text:span></text:p>
      <text:p text:style-name="P13"/>
      <text:list xml:id="list8217268737944746613" text:style-name="L1">
        <text:list-item>
          <text:p text:style-name="P48"><text:span text:style-name="T94">Define the predicate </text:span>player<text:span text:style-name="T94">(P, Team)</text:span> <text:span text:style-name="T98">(player/2) required by player_position/4 that holds if </text:span><text:soft-page-break/><text:span text:style-name="T98">and only if player P is a valid member of a defined team (see</text:span><text:span text:style-name="T20"> base.pl, </text:span><text:span text:style-name="T22">valid</text:span><text:span text:style-name="T17">_position(P, X,Y,</text:span><text:span text:style-name="T21">Z</text:span><text:span text:style-name="T17">)</text:span><text:span text:style-name="T20">).</text:span></text:p>
          <text:p text:style-name="P49"/>
        </text:list-item>
        <text:list-item>
          <text:p text:style-name="P48"><text:span text:style-name="T94">Define a predicate </text:span>on_pitch<text:span text:style-name="T94">(X,Y,Z) that holds if and only if (X,Y,Z) is a valid location in the game and is inside the pitch boundary as defined by predicate pitch/4. </text:span></text:p>
          <text:p text:style-name="P48"/>
        </text:list-item>
        <text:list-item>
          <text:p text:style-name="P50"><text:span text:style-name="T96">Define a corresponding predicate </text:span>off_pitch<text:span text:style-name="T96">(X,Y,Z) that holds if and only if (X,Y,Z) is not a valid location inside the pitch boundary as defined by predicate pitch/4. </text:span></text:p>
          <text:p text:style-name="P49"/>
        </text:list-item>
        <text:list-item>
          <text:p text:style-name="P51"><text:span text:style-name="T97"><text:s/>Define valid_</text:span>team<text:span text:style-name="T97">(T) that holds if and only if the members of team T are fielding a valid team in terms of size and formation - </text:span><text:span text:style-name="T24">“Each team is made up of seven players, consisting of three Chasers, two Beaters, one Keeper and one Seeker.” </text:span></text:p>
        </text:list-item>
      </text:list>
      <text:p text:style-name="P19"/>
      <text:p text:style-name="P18"><text:span text:style-name="T95">Once completed, u</text:span>ncomment the Part A loading part in your base file (<text:span text:style-name="T17">base.pl</text:span><text:span text:style-name="T55">) so that these </text:span><text:span text:style-name="T62">predicates</text:span><text:span text:style-name="T55"> are automatically loaded from </text:span><text:span text:style-name="T17">base.pl.</text:span></text:p>
      <text:p text:style-name="P18"><text:span text:style-name="T17"/></text:p>
      <text:p text:style-name="P61"><text:span text:style-name="T81">I</text:span><text:span text:style-name="T80">n </text:span><text:span text:style-name="T72">order to test part </text:span><text:span text:style-name="T80">C</text:span><text:span text:style-name="T72"> you will need to define a number a number of game configurations using player/4 <text:s/>and ball/4 (for player and ball positions). Put these test examples (and results) </text:span><text:span text:style-name="T81">in your</text:span><text:span text:style-name="T73"> </text:span><text:span text:style-name="T75">separate</text:span><text:span text:style-name="T73"> prolog file </text:span><text:span text:style-name="T28">game.pl</text:span><text:span text:style-name="T72"> </text:span><text:span text:style-name="T73">such that you can comments in and out different game </text:span><text:span text:style-name="T75">configurations</text:span><text:span text:style-name="T73"> for testing. </text:span><text:span text:style-name="T81">Clearly comment the tests that apply to Part A.</text:span></text:p>
      <text:p text:style-name="P19"/>
      <text:p text:style-name="P11">Part B – <text:span text:style-name="T110">Game Rule Representation and Reasoning</text:span></text:p>
      <text:p text:style-name="P10"/>
      <text:p text:style-name="P59">Based on the provided knowledge base in <text:span text:style-name="T17">base.pl, </text:span><text:span text:style-name="T64">and in your answer to Part A. </text:span><text:span text:style-name="T25">(remember: to interact any two entities must be in the same location – </text:span><text:span text:style-name="T31">this is </text:span><text:span text:style-name="T32">the </text:span><text:span text:style-name="T31">only criteri</text:span><text:span text:style-name="T33">on</text:span><text:span text:style-name="T25">)</text:span></text:p>
      <text:p text:style-name="P10"/>
      <text:list xml:id="list8718179169550725366" text:style-name="L2">
        <text:list-item>
          <text:p text:style-name="P53"><text:span text:style-name="T98">In quidditch,</text:span><text:span text:style-name="T25"> “ No other player aside from the Seeker is allowed to touch the Snitch </text:span><text:span text:style-name="T32">(ball)</text:span><text:span text:style-name="T25">” .</text:span><text:span text:style-name="T98"> </text:span></text:p>
          <text:p text:style-name="P53"><text:span text:style-name="T98">Define a predicate </text:span>snitch_caught<text:span text:style-name="T98">(T) that holds if and only if the correct player of team T has caught the snitch (by being in the same location as it).</text:span></text:p>
          <text:p text:style-name="P55"/>
        </text:list-item>
        <text:list-item>
          <text:p text:style-name="P56"><text:span text:style-name="T98">In quidditch, a </text:span>goal <text:span text:style-name="T99">is scored </text:span><text:span text:style-name="T26"><text:s/>“by sending the red, football-sized Quaffle </text:span><text:span text:style-name="T32">(ball) </text:span><text:span text:style-name="T26">through any of the three goal hoops</text:span><text:span text:style-name="T17">”</text:span>. <text:span text:style-name="T99">Define a predicate goal_scored(T) that holds if and only if the position of the ball (ball/4) is within radius, R (in the Y - Z plane), of the centre of the goal that does not belong to team T (i.e. the opposing team's goal).</text:span></text:p>
          <text:p text:style-name="P52"/>
        </text:list-item>
        <text:list-item>
          <text:p text:style-name="P57"><text:span text:style-name="T100">In quidditch a </text:span>foul <text:span text:style-name="T100">can be committed by a team, based on the actions of one of their players under a number of disjunctive circumstances (as follows):- </text:span></text:p>
          <text:p text:style-name="P57"/>
        </text:list-item>
      </text:list>
      <text:list xml:id="list8187014082721805707" text:style-name="L3">
        <text:list-item>
          <text:p text:style-name="P64">“<text:span text:style-name="T106">Players must not stray over the boundary lines of the pitch, although they may fly as high as desired.</text:span>”</text:p>
          <text:p text:style-name="P64"/>
        </text:list-item>
        <text:list-item>
          <text:p text:style-name="P64">“ <text:span text:style-name="T106">No player may seize any part of an opponent's broom to slow or hinder the player … or …. collide. </text:span>” <text:s/><text:span text:style-name="T106">or “No player may knock the opposing team's Keeper out of the way so they can score a goal easily.” etc</text:span><text:span text:style-name="T71">. </text:span><text:span text:style-name="T55"><text:s/>- </text:span><text:span text:style-name="T71">basically any form of inter-player contact.</text:span></text:p>
          <text:p text:style-name="P64"><text:span text:style-name="T71"/></text:p>
        </text:list-item>
        <text:list-item>
          <text:p text:style-name="P54"><text:span text:style-name="T106">Players </text:span><text:span text:style-name="T27">“must not still be in contact with the Quaffle </text:span><text:span text:style-name="T32">(ball) </text:span><text:span text:style-name="T27">as it passes through a hoop—the Quaffle must be thrown through.”</text:span></text:p>
          <text:p text:style-name="P54"><text:span text:style-name="T27"/></text:p>
        </text:list-item>
        <text:list-item>
          <text:p text:style-name="P54"><text:soft-page-break/><text:span text:style-name="T27">“No player other than the Seeker may touch or catch the Golden Snitch.</text:span><text:span text:style-name="T32">(ball)</text:span><text:span text:style-name="T27">” </text:span><text:span text:style-name="T89">(</text:span><text:span text:style-name="T90">note that </text:span><text:span text:style-name="T89">this is different from B.1)</text:span></text:p>
          <text:p text:style-name="P54"><text:span text:style-name="T27"/></text:p>
        </text:list-item>
      </text:list>
      <text:list xml:id="list2443011190302654576" text:style-name="L4">
        <text:list-item>
          <text:list>
            <text:list-item>
              <text:list>
                <text:list-item>
                  <text:list>
                    <text:list-header>
                      <text:p text:style-name="P70">Define a predicate foul(T) that holds <text:span text:style-name="T99">if and only if </text:span>a player from team T commits a foul <text:span text:style-name="T111">(as outlined above) </text:span><text:s/>based on the current state of the game.</text:p>
                    </text:list-header>
                  </text:list>
                </text:list-item>
              </text:list>
            </text:list-item>
          </text:list>
        </text:list-item>
      </text:list>
      <text:p text:style-name="P14"/>
      <text:p text:style-name="P58"><text:span text:style-name="T95">Once completed, u</text:span>ncomment the Part <text:span text:style-name="T103">B</text:span> loading part in your base file (<text:span text:style-name="T17">base.pl</text:span><text:span text:style-name="T55">) so that these </text:span><text:span text:style-name="T62">predicates</text:span><text:span text:style-name="T55"> are automatically loaded from </text:span><text:span text:style-name="T17">base.pl. </text:span></text:p>
      <text:p text:style-name="P58"><text:span text:style-name="T72"/></text:p>
      <text:p text:style-name="P61"><text:span text:style-name="T80">Again</text:span><text:span text:style-name="T72"> </text:span><text:span text:style-name="T80">in </text:span><text:span text:style-name="T72">order to test part </text:span><text:span text:style-name="T85">B</text:span><text:span text:style-name="T72"> you will need to define a number of game configurations using player/4 <text:s/>and ball/4 (for player and ball positions). </text:span><text:span text:style-name="T86">Add</text:span><text:span text:style-name="T72"> these test examples (and results) </text:span><text:span text:style-name="T81">in</text:span><text:span text:style-name="T86">to</text:span><text:span text:style-name="T81"> your</text:span><text:span text:style-name="T73"> </text:span><text:span text:style-name="T75">separate</text:span><text:span text:style-name="T73"> prolog file </text:span><text:span text:style-name="T28">game.pl</text:span><text:span text:style-name="T72"> </text:span><text:span text:style-name="T73">such that you can comment in and out different game </text:span><text:span text:style-name="T75">configurations</text:span><text:span text:style-name="T73"> for testing. </text:span><text:span text:style-name="T81">Clearly comment the tests that apply to Part B.</text:span></text:p>
      <text:p text:style-name="P14"/>
      <text:p text:style-name="P7"><text:span text:style-name="T8">Part C – </text:span><text:span text:style-name="T9">Game Play Logic</text:span><text:span text:style-name="T6"> </text:span></text:p>
      <text:p text:style-name="P46"/>
      <text:p text:style-name="P60">Based on the provided knowledge base in <text:span text:style-name="T17">base.pl, </text:span><text:span text:style-name="T64">and in your answer</text:span><text:span text:style-name="T77">s</text:span><text:span text:style-name="T64"> to Part A </text:span><text:span text:style-name="T74">and <text:s/></text:span><text:span text:style-name="T88">B.</text:span></text:p>
      <text:p text:style-name="P7"/>
      <text:list xml:id="list6264741960301026053" text:style-name="L5">
        <text:list-item>
          <text:p text:style-name="P75"><text:span text:style-name="T12">Define a predicate hits(B,P) that holds if and only if a player whom is a beater, B, hits another player, P, (with their club) - here assuming that </text:span><text:span text:style-name="T16">they automatically </text:span><text:span text:style-name="T12">hit any player who comes within a 1 metre radius of their position. </text:span></text:p>
          <text:p text:style-name="P71"/>
        </text:list-item>
        <text:list-item>
          <text:p text:style-name="P72"><text:span text:style-name="T107">Define a predicate end_of_game(T1,T2) for a game between teams T1 and T2 <text:s/>that </text:span>holds if and only if <text:span text:style-name="T107">the snitch (ball) has been caught by the correct player from one of the teams whilst no player from either team was committing a foul and the formations of both teams are valid..</text:span></text:p>
          <text:p text:style-name="P73"/>
        </text:list-item>
        <text:list-item>
          <text:p text:style-name="P74"><text:span text:style-name="T108">Define a predicate update_score(T1, S1, T2, S2) that updates the scores (S1 and/or S2) based on either a goal being scored by either team or when the snitch (ball) has been caught by the correct player from one of the teams. In quidditch - “</text:span><text:span text:style-name="T29">Each goal scored is worth ten points. …. Capturing the Snitch earns the Seeker's team 150 points”</text:span></text:p>
        </text:list-item>
      </text:list>
      <text:p text:style-name="P7"/>
      <text:p text:style-name="P66"><text:span text:style-name="T48">Once completed, u</text:span><text:span text:style-name="T45">ncomment the Part </text:span><text:span text:style-name="T49">C</text:span><text:span text:style-name="T45"> loading part in your base file (</text:span><text:span text:style-name="T38">base.pl</text:span><text:span text:style-name="T91">) so that these </text:span><text:span text:style-name="T92">predicates</text:span><text:span text:style-name="T91"> are automatically loaded from </text:span><text:span text:style-name="T38">base.pl.</text:span></text:p>
      <text:p text:style-name="P66"><text:span text:style-name="T38"/></text:p>
      <text:p text:style-name="P63"><text:span text:style-name="T80">Again</text:span><text:span text:style-name="T72"> </text:span><text:span text:style-name="T80">in </text:span><text:span text:style-name="T72">order to test part </text:span><text:span text:style-name="T86">C</text:span><text:span text:style-name="T72"> you will need to define a number of game configurations using player/4 <text:s/>and ball/4 (for player and ball positions). </text:span><text:span text:style-name="T86">Add</text:span><text:span text:style-name="T72"> these test examples (and results) </text:span><text:span text:style-name="T81">in</text:span><text:span text:style-name="T86">to</text:span><text:span text:style-name="T81"> your</text:span><text:span text:style-name="T73"> </text:span><text:span text:style-name="T75">separate</text:span><text:span text:style-name="T73"> prolog file </text:span><text:span text:style-name="T28">game.pl</text:span><text:span text:style-name="T72"> </text:span><text:span text:style-name="T73">such that you can comment in and out different game </text:span><text:span text:style-name="T75">configurations</text:span><text:span text:style-name="T73"> for testing. </text:span><text:span text:style-name="T81">Clearly comment the tests that apply to Part </text:span><text:span text:style-name="T86">C.</text:span></text:p>
      <text:p text:style-name="P7"/>
      <text:p text:style-name="P9"><text:span text:style-name="T17">Hints and Guidance </text:span>- <text:span text:style-name="T7">It is assumed you are familiar with the concepts introduced in lectures, in the lab sessions and those within the “Extra Topic 10 – Working with Files”. </text:span></text:p>
      <text:p text:style-name="P8"/>
      <text:p text:style-name="P68"/>
      <text:p text:style-name="P76">Marking Scheme</text:p>
      <text:p text:style-name="P44"/>
      <text:p text:style-name="P23">The marks for this practical will be awarded as follows:</text:p>
      <text:p text:style-name="P23"/>
      <text:p text:style-name="P43"/>
      <text:list xml:id="list2199461128445286144" text:style-name="L6">
        <text:list-item>
          <text:p text:style-name="P36">Part A – <text:span text:style-name="T45">Prolog code predicates as outlined <text:tab/><text:tab/><text:tab/><text:tab/><text:tab/></text:span><text:span text:style-name="T50">2</text:span><text:span text:style-name="T45">0%</text:span></text:p>
        </text:list-item>
        <text:list-item>
          <text:p text:style-name="P36">Part B – <text:span text:style-name="T45">Prolog code predicates as outlined <text:tab/><text:tab/><text:tab/><text:tab/><text:tab/></text:span><text:span text:style-name="T46">3</text:span><text:span text:style-name="T45">0%</text:span></text:p>
        </text:list-item>
        <text:list-item>
          <text:p text:style-name="P36">Part C<text:span text:style-name="T45"> – Prolog code predicates as outlined <text:tab/><text:tab/><text:tab/><text:tab/><text:tab/></text:span><text:span text:style-name="T50">2</text:span><text:span text:style-name="T45">0%</text:span></text:p>
        </text:list-item>
        <text:list-item>
          <text:p text:style-name="P37"><text:span text:style-name="T50">Testing – a provided set of relevant test examples</text:span><text:span text:style-name="T45"><text:tab/><text:tab/><text:tab/><text:tab/><text:tab/><text:tab/></text:span><text:span text:style-name="T50"> (game.pl) that show the correct operation of your code for parts A-C</text:span><text:span text:style-name="T45"><text:tab/><text:tab/></text:span><text:span text:style-name="T50">2</text:span><text:span text:style-name="T45">0%</text:span></text:p>
          <text:p text:style-name="P45"/>
        </text:list-item>
        <text:list-item>
          <text:p text:style-name="P38">Clear, well documented <text:span text:style-name="T93">and structured </text:span>program source code <text:span text:style-name="T93">(for all parts)<text:tab/></text:span>10%</text:p>
        </text:list-item>
      </text:list>
      <text:p text:style-name="P23"/>
      <text:p text:style-name="P24"><text:span text:style-name="T45"><text:tab/><text:tab/><text:tab/><text:tab/><text:tab/><text:tab/><text:tab/><text:tab/><text:tab/><text:tab/><text:tab/> <text:s/></text:span><text:span text:style-name="T8">Total<text:tab/>100%</text:span></text:p>
      <text:p text:style-name="P26">Submission</text:p>
      <text:p text:style-name="P27"/>
      <text:p text:style-name="P29">You must submit the following:</text:p>
      <text:p text:style-name="P32"/>
      <text:list xml:id="list4435805894717017466" text:style-name="L7">
        <text:list-item>
          <text:p text:style-name="P40">Full program <text:span text:style-name="T8">source code</text:span> for your solution to the above task<text:span text:style-name="T93">s in separate files for A – C (named as outlined above – partA.pl, partB.pl, partC.pl and game.pl). </text:span></text:p>
          <text:p text:style-name="P40"/>
          <text:p text:style-name="P41">Do not submit any other files – any other files submitted will be ignored. Your code will be tested using the standard base.pl fil<text:span text:style-name="T109">e</text:span> issued with the assignment in addition to a range of unseen testing example<text:span text:style-name="T112">s</text:span><text:span text:style-name="T15"> to emulate</text:span> game play using variations in player and ball positions <text:span text:style-name="T109">with varying game scores (via a game.pl file containing varying </text:span><text:s/><text:span text:style-name="T109">p</text:span><text:span text:style-name="T13">layer/4, ball/4 </text:span><text:span text:style-name="T15">and </text:span><text:span text:style-name="T14">score/2 <text:s/></text:span><text:span text:style-name="T15">predicates).</text:span></text:p>
        </text:list-item>
      </text:list>
      <text:p text:style-name="P30"/>
      <text:p text:style-name="P30"><text:tab/><text:span text:style-name="T101">Make sure you program source code is fully commented (as per the provided examples).</text:span></text:p>
      <text:p text:style-name="P22"/>
      <text:p text:style-name="P33">Plagiarism : You must not plagiarise your work.<text:span text:style-name="T45"> You may use program source code from the provided course examples or any other source BUT this usage must be acknowledged in the comments of your submitted file. <text:s/>Automated software tools </text:span><text:span text:style-name="T52">may</text:span><text:span text:style-name="T45"> be used to detect cases of source code plagiarism in this practical exercise, </text:span><text:span text:style-name="T47">accounting for provided exemplar </text:span><text:span text:style-name="T51">code</text:span><text:span text:style-name="T47">,</text:span><text:span text:style-name="T45"> which </text:span><text:span text:style-name="T51">may</text:span><text:span text:style-name="T45"> include automatic comparison against code from previous year groups. Attempts to hide plagiarism by simply changing comments/variable names will be </text:span><text:span text:style-name="T47">easily </text:span><text:span text:style-name="T45">detected.</text:span></text:p>
      <text:p text:style-name="P34"/>
      <text:p text:style-name="P34">You should have been made aware of the <text:span text:style-name="T42">Durham</text:span> University policy on plagiarism. Anyone unclear on this must consult the <text:span text:style-name="T102">module</text:span> lecturer prior to submission of this practical.</text:p>
      <text:p text:style-name="P28"/>
      <text:p text:style-name="P35"><text:span text:style-name="T54">Submission</text:span><text:span text:style-name="T57"> </text:span></text:p>
      <text:p text:style-name="P31"/>
      <text:p text:style-name="P42"><text:span text:style-name="T87">T</text:span><text:span text:style-name="T55">o submit your work create a directory named by your </text:span><text:span text:style-name="T70">DUO login username</text:span><text:span text:style-name="T55"> (e.g. </text:span><text:span text:style-name="T70">hplq98</text:span><text:span text:style-name="T55">). Place all required files in this directory. </text:span><text:span text:style-name="T53">ZIP</text:span><text:span text:style-name="T55"> (not rar or .z7 etc.) this entire directory structure an</text:span><text:span text:style-name="T56">d submit it via DUO</text:span><text:span text:style-name="T34"> </text:span><text:span text:style-name="T10">(late submissions will be penalised </text:span><text:span text:style-name="T11">following school policy</text:span><text:span text:style-name="T10">).</text:span></text:p>
      <text:p text:style-name="P22"/>
      <text:p text:style-name="P25"><text:span text:style-name="T34">Submission Deadline : </text:span><text:span text:style-name="T35">2p</text:span><text:span text:style-name="T34">m (UK time) – </text:span><text:span text:style-name="T37">2</text:span><text:span text:style-name="T44">nd</text:span><text:span text:style-name="T34"> </text:span><text:span text:style-name="T37">March</text:span><text:span text:style-name="T34"> </text:span><text:span text:style-name="T36">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03e2c6" officeooo:paragraph-rsid="00160320" style:font-size-asian="10pt" style:font-size-complex="10pt"/>
    </style:style>
    <style:style style:name="MP2" style:family="paragraph" style:parent-style-name="Footer">
      <style:text-properties fo:font-size="10pt" officeooo:rsid="0007d015" officeooo:paragraph-rsid="002bdf00" style:font-size-asian="10pt" style:font-size-complex="10pt"/>
    </style:style>
    <style:style style:name="MT1" style:family="text">
      <style:text-properties officeooo:rsid="0004b2c7"/>
    </style:style>
    <style:style style:name="MT2" style:family="text">
      <style:text-properties officeooo:rsid="003721e0"/>
    </style:style>
    <style:style style:name="MT3" style:family="text">
      <style:text-properties officeooo:rsid="00160320"/>
    </style:style>
    <style:style style:name="MT4" style:family="text">
      <style:text-properties officeooo:rsid="000e7c2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chool of Eng<text:span text:style-name="MT1">in</text:span>eering and Computing Sciences<text:tab/><text:tab/>Level <text:span text:style-name="MT2">2</text:span> – Programming Paradigms (Prolog <text:span text:style-name="MT3">Assignment</text:span>)</text:p>
      </style:header>
      <style:footer>
        <text:p text:style-name="MP2">Durham University <text:tab/><text:tab/><text:span text:style-name="MT4">Prolog Assignment - 2014/15 [version 0.1 TPB] - </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20:08:50.892928244</meta:creation-date>
    <dc:date>2015-02-03T15:09:54.965916429</dc:date>
    <meta:editing-duration>PT9H23M14S</meta:editing-duration>
    <meta:editing-cycles>117</meta:editing-cycles>
    <meta:generator>LibreOffice/4.1.6.2$Linux_X86_64 LibreOffice_project/410m0$Build-2</meta:generator>
    <meta:document-statistic meta:table-count="0" meta:image-count="0" meta:object-count="0" meta:page-count="4" meta:paragraph-count="62" meta:word-count="1826" meta:character-count="10742" meta:non-whitespace-character-count="8918"/>
  </office:meta>
</office:document-meta>
</file>